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feee2" officeooo:paragraph-rsid="001feee2"/>
    </style:style>
    <style:style style:name="P2" style:family="paragraph" style:parent-style-name="Standard">
      <style:text-properties officeooo:rsid="001feee2" officeooo:paragraph-rsid="001feee2" fo:background-color="#ff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ter TRACE:INITIALIZE_NODE: Initializing Node 0 at Time 0.000000 </text:p>
      <text:p text:style-name="P1">INITIALIZE_NODE: Initializing Node 1 at Time 0.000000 </text:p>
      <text:p text:style-name="P1">INITIALIZE_NODE: Initializing Node 2 at Time 0.000000 </text:p>
      <text:p text:style-name="P1">INITIALIZE_NODE: Initializing Node 3 at Time 0.000000 </text:p>
      <text:p text:style-name="P1">MAIN: rcv event, t=0.947, at 3 src: 0, dest: 3, contents: <text:s text:c="2"/>0 <text:s text:c="2"/>1 <text:s text:c="2"/>3 <text:s text:c="2"/>7</text:p>
      <text:p text:style-name="P1">UPDATE_NODE: Node 3 received an update message from 0 at time 0.946640</text:p>
      <text:p text:style-name="P1">UPDATE_NODE: Node 3, changes were made to distance table </text:p>
      <text:p text:style-name="P1">UPDATE_NODE: Node 3, There is a new minimum path to a node,sending new miniumum path data to our neighbors </text:p>
      <text:p text:style-name="P1">Node 3 Distance table </text:p>
      <text:p text:style-name="P1">VIA<text:tab/>TO</text:p>
      <text:p text:style-name="P1"><text:tab/>0<text:tab/>1<text:tab/>2<text:tab/>3</text:p>
      <text:p text:style-name="P1">0<text:tab/>7<text:tab/>8<text:tab/>10<text:tab/>14</text:p>
      <text:p text:style-name="P1">1<text:tab/>999<text:tab/>999<text:tab/>999<text:tab/>999</text:p>
      <text:p text:style-name="P1">2<text:tab/>999<text:tab/>999<text:tab/>999<text:tab/>999</text:p>
      <text:p text:style-name="P1">3<text:tab/>7<text:tab/>999<text:tab/>2<text:tab/>0</text:p>
      <text:p text:style-name="P1">Node 3 min costs </text:p>
      <text:p text:style-name="P1">TO<text:tab/>0<text:tab/>1<text:tab/>2<text:tab/>3<text:tab/></text:p>
      <text:p text:style-name="P1"><text:tab/>7<text:tab/>8<text:tab/>2<text:tab/>0</text:p>
      <text:p text:style-name="P1">UPDATE_NODE: Node 3, The distance table at the end of the update, </text:p>
      <text:p text:style-name="P1">Node 3 Distance table </text:p>
      <text:p text:style-name="P1">VIA<text:tab/>TO</text:p>
      <text:p text:style-name="P1"><text:tab/>0<text:tab/>1<text:tab/>2<text:tab/>3</text:p>
      <text:p text:style-name="P1">0<text:tab/>7<text:tab/>8<text:tab/>10<text:tab/>14</text:p>
      <text:p text:style-name="P1">1<text:tab/>999<text:tab/>999<text:tab/>999<text:tab/>999</text:p>
      <text:p text:style-name="P1">2<text:tab/>999<text:tab/>999<text:tab/>999<text:tab/>999</text:p>
      <text:p text:style-name="P1">3<text:tab/>7<text:tab/>999<text:tab/>2<text:tab/>0</text:p>
      <text:p text:style-name="P1">UPDATE_NODE: Node 3, The minimum path values at the end of the update, </text:p>
      <text:p text:style-name="P1">TO<text:tab/>0<text:tab/>1<text:tab/>2<text:tab/>3<text:tab/></text:p>
      <text:p text:style-name="P1"><text:tab/>7<text:tab/>8<text:tab/>2<text:tab/>0</text:p>
      <text:p text:style-name="P1">MAIN: rcv event, t=0.992, at 0 src: 1, dest: 0, contents: <text:s text:c="2"/>1 <text:s text:c="2"/>0 <text:s text:c="2"/>1 999</text:p>
      <text:p text:style-name="P1">UPDATE_NODE: Node 0 received an update message from 1 at time 0.992243</text:p>
      <text:p text:style-name="P1">UPDATE_NODE: Node 0, changes were made to distance table </text:p>
      <text:p text:style-name="P1">UPDATE_NODE: Node 0, There is a new minimum path to a node,sending new miniumum path data to our neighbors </text:p>
      <text:p text:style-name="P1">Node 0 Distance table </text:p>
      <text:p text:style-name="P1">VIA<text:tab/>TO</text:p>
      <text:p text:style-name="P1"><text:tab/>0<text:tab/>1<text:tab/>2<text:tab/>3</text:p>
      <text:p text:style-name="P1">0<text:tab/>0<text:tab/>1<text:tab/>3<text:tab/>7</text:p>
      <text:p text:style-name="P1">1<text:tab/>2<text:tab/>1<text:tab/>2<text:tab/>999</text:p>
      <text:p text:style-name="P1">2<text:tab/>999<text:tab/>999<text:tab/>999<text:tab/>999</text:p>
      <text:p text:style-name="P1">3<text:tab/>999<text:tab/>999<text:tab/>999<text:tab/>999</text:p>
      <text:p text:style-name="P1">Node 0 min costs </text:p>
      <text:p text:style-name="P1">TO<text:tab/>0<text:tab/>1<text:tab/>2<text:tab/>3<text:tab/></text:p>
      <text:p text:style-name="P1"><text:tab/>0<text:tab/>1<text:tab/>2<text:tab/>7</text:p>
      <text:p text:style-name="P1">UPDATE_NODE: Node 0, The distance table at the end of the update, </text:p>
      <text:p text:style-name="P1">Node 0 Distance table </text:p>
      <text:p text:style-name="P1">VIA<text:tab/>TO</text:p>
      <text:p text:style-name="P1"><text:tab/>0<text:tab/>1<text:tab/>2<text:tab/>3</text:p>
      <text:p text:style-name="P1"><text:soft-page-break/>0<text:tab/>0<text:tab/>1<text:tab/>3<text:tab/>7</text:p>
      <text:p text:style-name="P1">1<text:tab/>2<text:tab/>1<text:tab/>2<text:tab/>999</text:p>
      <text:p text:style-name="P1">2<text:tab/>999<text:tab/>999<text:tab/>999<text:tab/>999</text:p>
      <text:p text:style-name="P1">3<text:tab/>999<text:tab/>999<text:tab/>999<text:tab/>999</text:p>
      <text:p text:style-name="P1">UPDATE_NODE: Node 0, The minimum path values at the end of the update, </text:p>
      <text:p text:style-name="P1">TO<text:tab/>0<text:tab/>1<text:tab/>2<text:tab/>3<text:tab/></text:p>
      <text:p text:style-name="P1"><text:tab/>0<text:tab/>1<text:tab/>2<text:tab/>7</text:p>
      <text:p text:style-name="P1">MAIN: rcv event, t=1.209, at 3 src: 2, dest: 3, contents: <text:s text:c="2"/>3 <text:s text:c="2"/>1 <text:s text:c="2"/>0 <text:s text:c="2"/>2</text:p>
      <text:p text:style-name="P1">UPDATE_NODE: Node 3 received an update message from 2 at time 1.209223</text:p>
      <text:p text:style-name="P1">UPDATE_NODE: Node 3, changes were made to distance table </text:p>
      <text:p text:style-name="P1">UPDATE_NODE: Node 3, There is a new minimum path to a node,sending new miniumum path data to our neighbors </text:p>
      <text:p text:style-name="P1">Node 3 Distance table </text:p>
      <text:p text:style-name="P1">VIA<text:tab/>TO</text:p>
      <text:p text:style-name="P1"><text:tab/>0<text:tab/>1<text:tab/>2<text:tab/>3</text:p>
      <text:p text:style-name="P1">0<text:tab/>7<text:tab/>8<text:tab/>10<text:tab/>14</text:p>
      <text:p text:style-name="P1">1<text:tab/>999<text:tab/>999<text:tab/>999<text:tab/>999</text:p>
      <text:p text:style-name="P1">2<text:tab/>5<text:tab/>3<text:tab/>2<text:tab/>4</text:p>
      <text:p text:style-name="P1">3<text:tab/>7<text:tab/>999<text:tab/>2<text:tab/>0</text:p>
      <text:p text:style-name="P1">Node 3 min costs </text:p>
      <text:p text:style-name="P1">TO<text:tab/>0<text:tab/>1<text:tab/>2<text:tab/>3<text:tab/></text:p>
      <text:p text:style-name="P1"><text:tab/>5<text:tab/>3<text:tab/>2<text:tab/>0</text:p>
      <text:p text:style-name="P1">UPDATE_NODE: Node 3, The distance table at the end of the update, </text:p>
      <text:p text:style-name="P1">Node 3 Distance table </text:p>
      <text:p text:style-name="P1">VIA<text:tab/>TO</text:p>
      <text:p text:style-name="P1"><text:tab/>0<text:tab/>1<text:tab/>2<text:tab/>3</text:p>
      <text:p text:style-name="P1">0<text:tab/>7<text:tab/>8<text:tab/>10<text:tab/>14</text:p>
      <text:p text:style-name="P1">1<text:tab/>999<text:tab/>999<text:tab/>999<text:tab/>999</text:p>
      <text:p text:style-name="P1">2<text:tab/>5<text:tab/>3<text:tab/>2<text:tab/>4</text:p>
      <text:p text:style-name="P1">3<text:tab/>7<text:tab/>999<text:tab/>2<text:tab/>0</text:p>
      <text:p text:style-name="P1">UPDATE_NODE: Node 3, The minimum path values at the end of the update, </text:p>
      <text:p text:style-name="P1">TO<text:tab/>0<text:tab/>1<text:tab/>2<text:tab/>3<text:tab/></text:p>
      <text:p text:style-name="P1"><text:tab/>5<text:tab/>3<text:tab/>2<text:tab/>0</text:p>
      <text:p text:style-name="P1">MAIN: rcv event, t=1.276, at 3 src: 0, dest: 3, contents: <text:s text:c="2"/>0 <text:s text:c="2"/>1 <text:s text:c="2"/>2 <text:s text:c="2"/>7</text:p>
      <text:p text:style-name="P1">UPDATE_NODE: Node 3 received an update message from 0 at time 1.275716</text:p>
      <text:p text:style-name="P1">UPDATE_NODE: Node 3, changes were made to distance table </text:p>
      <text:p text:style-name="P1">UPDATE_NODE: Node 3, The distance table at the end of the update, </text:p>
      <text:p text:style-name="P1">Node 3 Distance table </text:p>
      <text:p text:style-name="P1">VIA<text:tab/>TO</text:p>
      <text:p text:style-name="P1"><text:tab/>0<text:tab/>1<text:tab/>2<text:tab/>3</text:p>
      <text:p text:style-name="P1">0<text:tab/>7<text:tab/>8<text:tab/>9<text:tab/>14</text:p>
      <text:p text:style-name="P1">1<text:tab/>999<text:tab/>999<text:tab/>999<text:tab/>999</text:p>
      <text:p text:style-name="P1">2<text:tab/>5<text:tab/>3<text:tab/>2<text:tab/>4</text:p>
      <text:p text:style-name="P1">3<text:tab/>7<text:tab/>999<text:tab/>2<text:tab/>0</text:p>
      <text:p text:style-name="P1">UPDATE_NODE: Node 3, The minimum path values at the end of the update, </text:p>
      <text:p text:style-name="P1">TO<text:tab/>0<text:tab/>1<text:tab/>2<text:tab/>3<text:tab/></text:p>
      <text:p text:style-name="P1"><text:tab/>5<text:tab/>3<text:tab/>2<text:tab/>0</text:p>
      <text:p text:style-name="P1">MAIN: rcv event, t=1.642, at 2 src: 0, dest: 2, contents: <text:s text:c="2"/>0 <text:s text:c="2"/>1 <text:s text:c="2"/>3 <text:s text:c="2"/>7</text:p>
      <text:p text:style-name="P1">UPDATE_NODE: Node 2 received an update message from 0 at time 1.641910</text:p>
      <text:p text:style-name="P1"><text:soft-page-break/>UPDATE_NODE: Node 2, changes were made to distance table </text:p>
      <text:p text:style-name="P1">UPDATE_NODE: Node 2, The distance table at the end of the update, </text:p>
      <text:p text:style-name="P1">Node 2 Distance table </text:p>
      <text:p text:style-name="P1">VIA<text:tab/>TO</text:p>
      <text:p text:style-name="P1"><text:tab/>0<text:tab/>1<text:tab/>2<text:tab/>3</text:p>
      <text:p text:style-name="P1">0<text:tab/>3<text:tab/>4<text:tab/>6<text:tab/>10</text:p>
      <text:p text:style-name="P1">1<text:tab/>999<text:tab/>999<text:tab/>999<text:tab/>999</text:p>
      <text:p text:style-name="P1">2<text:tab/>3<text:tab/>1<text:tab/>0<text:tab/>2</text:p>
      <text:p text:style-name="P1">3<text:tab/>999<text:tab/>999<text:tab/>999<text:tab/>999</text:p>
      <text:p text:style-name="P1">UPDATE_NODE: Node 2, The minimum path values at the end of the update, </text:p>
      <text:p text:style-name="P1">TO<text:tab/>0<text:tab/>1<text:tab/>2<text:tab/>3<text:tab/></text:p>
      <text:p text:style-name="P1"><text:tab/>3<text:tab/>1<text:tab/>0<text:tab/>2</text:p>
      <text:p text:style-name="P1">MAIN: rcv event, t=1.871, at 1 src: 0, dest: 1, contents: <text:s text:c="2"/>0 <text:s text:c="2"/>1 <text:s text:c="2"/>3 <text:s text:c="2"/>7</text:p>
      <text:p text:style-name="P1">UPDATE_NODE: Node 1 received an update message from 0 at time 1.870574</text:p>
      <text:p text:style-name="P1">UPDATE_NODE: Node 1, changes were made to distance table </text:p>
      <text:p text:style-name="P1">UPDATE_NODE: Node 1, There is a new minimum path to a node,sending new miniumum path data to our neighbors </text:p>
      <text:p text:style-name="P1">Node 1 Distance table </text:p>
      <text:p text:style-name="P1">VIA<text:tab/>TO</text:p>
      <text:p text:style-name="P1"><text:tab/>0<text:tab/>1<text:tab/>2<text:tab/>3</text:p>
      <text:p text:style-name="P1">0<text:tab/>1<text:tab/>2<text:tab/>4<text:tab/>8</text:p>
      <text:p text:style-name="P1">1<text:tab/>1<text:tab/>0<text:tab/>1<text:tab/>999</text:p>
      <text:p text:style-name="P1">2<text:tab/>999<text:tab/>999<text:tab/>999<text:tab/>999</text:p>
      <text:p text:style-name="P1">3<text:tab/>999<text:tab/>999<text:tab/>999<text:tab/>999</text:p>
      <text:p text:style-name="P1">Node 1 min costs </text:p>
      <text:p text:style-name="P1">TO<text:tab/>0<text:tab/>1<text:tab/>2<text:tab/>3<text:tab/></text:p>
      <text:p text:style-name="P1"><text:tab/>1<text:tab/>0<text:tab/>1<text:tab/>8</text:p>
      <text:p text:style-name="P1">UPDATE_NODE: Node 1, The distance table at the end of the update, </text:p>
      <text:p text:style-name="P1">Node 1 Distance table </text:p>
      <text:p text:style-name="P1">VIA<text:tab/>TO</text:p>
      <text:p text:style-name="P1"><text:tab/>0<text:tab/>1<text:tab/>2<text:tab/>3</text:p>
      <text:p text:style-name="P1">0<text:tab/>1<text:tab/>2<text:tab/>4<text:tab/>8</text:p>
      <text:p text:style-name="P1">1<text:tab/>1<text:tab/>0<text:tab/>1<text:tab/>999</text:p>
      <text:p text:style-name="P1">2<text:tab/>999<text:tab/>999<text:tab/>999<text:tab/>999</text:p>
      <text:p text:style-name="P1">3<text:tab/>999<text:tab/>999<text:tab/>999<text:tab/>999</text:p>
      <text:p text:style-name="P1">UPDATE_NODE: Node 1, The minimum path values at the end of the update, </text:p>
      <text:p text:style-name="P1">TO<text:tab/>0<text:tab/>1<text:tab/>2<text:tab/>3<text:tab/></text:p>
      <text:p text:style-name="P1"><text:tab/>1<text:tab/>0<text:tab/>1<text:tab/>8</text:p>
      <text:p text:style-name="P1">MAIN: rcv event, t=1.933, at 0 src: 2, dest: 0, contents: <text:s text:c="2"/>3 <text:s text:c="2"/>1 <text:s text:c="2"/>0 <text:s text:c="2"/>2</text:p>
      <text:p text:style-name="P1">UPDATE_NODE: Node 0 received an update message from 2 at time 1.932602</text:p>
      <text:p text:style-name="P1">UPDATE_NODE: Node 0, changes were made to distance table </text:p>
      <text:p text:style-name="P1">UPDATE_NODE: Node 0, There is a new minimum path to a node,sending new miniumum path data to our neighbors </text:p>
      <text:p text:style-name="P1">Node 0 Distance table </text:p>
      <text:p text:style-name="P1">VIA<text:tab/>TO</text:p>
      <text:p text:style-name="P1"><text:tab/>0<text:tab/>1<text:tab/>2<text:tab/>3</text:p>
      <text:p text:style-name="P1">0<text:tab/>0<text:tab/>1<text:tab/>3<text:tab/>7</text:p>
      <text:p text:style-name="P1">1<text:tab/>2<text:tab/>1<text:tab/>2<text:tab/>999</text:p>
      <text:p text:style-name="P1">2<text:tab/>6<text:tab/>4<text:tab/>3<text:tab/>5</text:p>
      <text:p text:style-name="P1"><text:soft-page-break/>3<text:tab/>999<text:tab/>999<text:tab/>999<text:tab/>999</text:p>
      <text:p text:style-name="P1">Node 0 min costs </text:p>
      <text:p text:style-name="P1">TO<text:tab/>0<text:tab/>1<text:tab/>2<text:tab/>3<text:tab/></text:p>
      <text:p text:style-name="P1"><text:tab/>0<text:tab/>1<text:tab/>2<text:tab/>5</text:p>
      <text:p text:style-name="P1">UPDATE_NODE: Node 0, The distance table at the end of the update, </text:p>
      <text:p text:style-name="P1">Node 0 Distance table </text:p>
      <text:p text:style-name="P1">VIA<text:tab/>TO</text:p>
      <text:p text:style-name="P1"><text:tab/>0<text:tab/>1<text:tab/>2<text:tab/>3</text:p>
      <text:p text:style-name="P1">0<text:tab/>0<text:tab/>1<text:tab/>3<text:tab/>7</text:p>
      <text:p text:style-name="P1">1<text:tab/>2<text:tab/>1<text:tab/>2<text:tab/>999</text:p>
      <text:p text:style-name="P1">2<text:tab/>6<text:tab/>4<text:tab/>3<text:tab/>5</text:p>
      <text:p text:style-name="P1">3<text:tab/>999<text:tab/>999<text:tab/>999<text:tab/>999</text:p>
      <text:p text:style-name="P1">UPDATE_NODE: Node 0, The minimum path values at the end of the update, </text:p>
      <text:p text:style-name="P1">TO<text:tab/>0<text:tab/>1<text:tab/>2<text:tab/>3<text:tab/></text:p>
      <text:p text:style-name="P1"><text:tab/>0<text:tab/>1<text:tab/>2<text:tab/>5</text:p>
      <text:p text:style-name="P1">MAIN: rcv event, t=2.166, at 2 src: 1, dest: 2, contents: <text:s text:c="2"/>1 <text:s text:c="2"/>0 <text:s text:c="2"/>1 999</text:p>
      <text:p text:style-name="P1">UPDATE_NODE: Node 2 received an update message from 1 at time 2.165707</text:p>
      <text:p text:style-name="P1">UPDATE_NODE: Node 2, changes were made to distance table </text:p>
      <text:p text:style-name="P1">UPDATE_NODE: Node 2, There is a new minimum path to a node,sending new miniumum path data to our neighbors </text:p>
      <text:p text:style-name="P1">Node 2 Distance table </text:p>
      <text:p text:style-name="P1">VIA<text:tab/>TO</text:p>
      <text:p text:style-name="P1"><text:tab/>0<text:tab/>1<text:tab/>2<text:tab/>3</text:p>
      <text:p text:style-name="P1">0<text:tab/>3<text:tab/>4<text:tab/>6<text:tab/>10</text:p>
      <text:p text:style-name="P1">1<text:tab/>2<text:tab/>1<text:tab/>2<text:tab/>999</text:p>
      <text:p text:style-name="P1">2<text:tab/>3<text:tab/>1<text:tab/>0<text:tab/>2</text:p>
      <text:p text:style-name="P1">3<text:tab/>999<text:tab/>999<text:tab/>999<text:tab/>999</text:p>
      <text:p text:style-name="P1">Node 2 min costs </text:p>
      <text:p text:style-name="P1">TO<text:tab/>0<text:tab/>1<text:tab/>2<text:tab/>3<text:tab/></text:p>
      <text:p text:style-name="P1"><text:tab/>2<text:tab/>1<text:tab/>0<text:tab/>2</text:p>
      <text:p text:style-name="P1">UPDATE_NODE: Node 2, The distance table at the end of the update, </text:p>
      <text:p text:style-name="P1">Node 2 Distance table </text:p>
      <text:p text:style-name="P1">VIA<text:tab/>TO</text:p>
      <text:p text:style-name="P1"><text:tab/>0<text:tab/>1<text:tab/>2<text:tab/>3</text:p>
      <text:p text:style-name="P1">0<text:tab/>3<text:tab/>4<text:tab/>6<text:tab/>10</text:p>
      <text:p text:style-name="P1">1<text:tab/>2<text:tab/>1<text:tab/>2<text:tab/>999</text:p>
      <text:p text:style-name="P1">2<text:tab/>3<text:tab/>1<text:tab/>0<text:tab/>2</text:p>
      <text:p text:style-name="P1">3<text:tab/>999<text:tab/>999<text:tab/>999<text:tab/>999</text:p>
      <text:p text:style-name="P1">UPDATE_NODE: Node 2, The minimum path values at the end of the update, </text:p>
      <text:p text:style-name="P1">TO<text:tab/>0<text:tab/>1<text:tab/>2<text:tab/>3<text:tab/></text:p>
      <text:p text:style-name="P1"><text:tab/>2<text:tab/>1<text:tab/>0<text:tab/>2</text:p>
      <text:p text:style-name="P1">MAIN: rcv event, t=2.421, at 2 src: 3, dest: 2, contents: <text:s text:c="2"/>7 999 <text:s text:c="2"/>2 <text:s text:c="2"/>0</text:p>
      <text:p text:style-name="P1">UPDATE_NODE: Node 2 received an update message from 3 at time 2.421268</text:p>
      <text:p text:style-name="P1">UPDATE_NODE: Node 2, changes were made to distance table </text:p>
      <text:p text:style-name="P1">UPDATE_NODE: Node 2, The distance table at the end of the update, </text:p>
      <text:p text:style-name="P1">Node 2 Distance table </text:p>
      <text:p text:style-name="P1">VIA<text:tab/>TO</text:p>
      <text:p text:style-name="P1"><text:tab/>0<text:tab/>1<text:tab/>2<text:tab/>3</text:p>
      <text:p text:style-name="P1">0<text:tab/>3<text:tab/>4<text:tab/>6<text:tab/>10</text:p>
      <text:p text:style-name="P1"><text:soft-page-break/>1<text:tab/>2<text:tab/>1<text:tab/>2<text:tab/>999</text:p>
      <text:p text:style-name="P1">2<text:tab/>3<text:tab/>1<text:tab/>0<text:tab/>2</text:p>
      <text:p text:style-name="P1">3<text:tab/>9<text:tab/>999<text:tab/>4<text:tab/>2</text:p>
      <text:p text:style-name="P1">UPDATE_NODE: Node 2, The minimum path values at the end of the update, </text:p>
      <text:p text:style-name="P1">TO<text:tab/>0<text:tab/>1<text:tab/>2<text:tab/>3<text:tab/></text:p>
      <text:p text:style-name="P1"><text:tab/>2<text:tab/>1<text:tab/>0<text:tab/>2</text:p>
      <text:p text:style-name="P1">MAIN: rcv event, t=3.285, at 1 src: 2, dest: 1, contents: <text:s text:c="2"/>3 <text:s text:c="2"/>1 <text:s text:c="2"/>0 <text:s text:c="2"/>2</text:p>
      <text:p text:style-name="P1">UPDATE_NODE: Node 1 received an update message from 2 at time 3.285052</text:p>
      <text:p text:style-name="P1">UPDATE_NODE: Node 1, changes were made to distance table </text:p>
      <text:p text:style-name="P1">UPDATE_NODE: Node 1, There is a new minimum path to a node,sending new miniumum path data to our neighbors </text:p>
      <text:p text:style-name="P1">Node 1 Distance table </text:p>
      <text:p text:style-name="P1">VIA<text:tab/>TO</text:p>
      <text:p text:style-name="P1"><text:tab/>0<text:tab/>1<text:tab/>2<text:tab/>3</text:p>
      <text:p text:style-name="P1">0<text:tab/>1<text:tab/>2<text:tab/>4<text:tab/>8</text:p>
      <text:p text:style-name="P1">1<text:tab/>1<text:tab/>0<text:tab/>1<text:tab/>999</text:p>
      <text:p text:style-name="P1">2<text:tab/>4<text:tab/>2<text:tab/>1<text:tab/>3</text:p>
      <text:p text:style-name="P1">3<text:tab/>999<text:tab/>999<text:tab/>999<text:tab/>999</text:p>
      <text:p text:style-name="P1">Node 1 min costs </text:p>
      <text:p text:style-name="P1">TO<text:tab/>0<text:tab/>1<text:tab/>2<text:tab/>3<text:tab/></text:p>
      <text:p text:style-name="P1"><text:tab/>1<text:tab/>0<text:tab/>1<text:tab/>3</text:p>
      <text:p text:style-name="P1">UPDATE_NODE: Node 1, The distance table at the end of the update, </text:p>
      <text:p text:style-name="P1">Node 1 Distance table </text:p>
      <text:p text:style-name="P1">VIA<text:tab/>TO</text:p>
      <text:p text:style-name="P1"><text:tab/>0<text:tab/>1<text:tab/>2<text:tab/>3</text:p>
      <text:p text:style-name="P1">0<text:tab/>1<text:tab/>2<text:tab/>4<text:tab/>8</text:p>
      <text:p text:style-name="P1">1<text:tab/>1<text:tab/>0<text:tab/>1<text:tab/>999</text:p>
      <text:p text:style-name="P1">2<text:tab/>4<text:tab/>2<text:tab/>1<text:tab/>3</text:p>
      <text:p text:style-name="P1">3<text:tab/>999<text:tab/>999<text:tab/>999<text:tab/>999</text:p>
      <text:p text:style-name="P1">UPDATE_NODE: Node 1, The minimum path values at the end of the update, </text:p>
      <text:p text:style-name="P1">TO<text:tab/>0<text:tab/>1<text:tab/>2<text:tab/>3<text:tab/></text:p>
      <text:p text:style-name="P1"><text:tab/>1<text:tab/>0<text:tab/>1<text:tab/>3</text:p>
      <text:p text:style-name="P1">MAIN: rcv event, t=3.293, at 2 src: 3, dest: 2, contents: <text:s text:c="2"/>7 <text:s text:c="2"/>8 <text:s text:c="2"/>2 <text:s text:c="2"/>0</text:p>
      <text:p text:style-name="P1">UPDATE_NODE: Node 2 received an update message from 3 at time 3.292663</text:p>
      <text:p text:style-name="P1">UPDATE_NODE: Node 2, changes were made to distance table </text:p>
      <text:p text:style-name="P1">UPDATE_NODE: Node 2, The distance table at the end of the update, </text:p>
      <text:p text:style-name="P1">Node 2 Distance table </text:p>
      <text:p text:style-name="P1">VIA<text:tab/>TO</text:p>
      <text:p text:style-name="P1"><text:tab/>0<text:tab/>1<text:tab/>2<text:tab/>3</text:p>
      <text:p text:style-name="P1">0<text:tab/>3<text:tab/>4<text:tab/>6<text:tab/>10</text:p>
      <text:p text:style-name="P1">1<text:tab/>2<text:tab/>1<text:tab/>2<text:tab/>999</text:p>
      <text:p text:style-name="P1">2<text:tab/>3<text:tab/>1<text:tab/>0<text:tab/>2</text:p>
      <text:p text:style-name="P1">3<text:tab/>9<text:tab/>10<text:tab/>4<text:tab/>2</text:p>
      <text:p text:style-name="P1">UPDATE_NODE: Node 2, The minimum path values at the end of the update, </text:p>
      <text:p text:style-name="P1">TO<text:tab/>0<text:tab/>1<text:tab/>2<text:tab/>3<text:tab/></text:p>
      <text:p text:style-name="P1"><text:tab/>2<text:tab/>1<text:tab/>0<text:tab/>2</text:p>
      <text:p text:style-name="P1">MAIN: rcv event, t=3.369, at 3 src: 0, dest: 3, contents: <text:s text:c="2"/>0 <text:s text:c="2"/>1 <text:s text:c="2"/>2 <text:s text:c="2"/>5</text:p>
      <text:p text:style-name="P1">UPDATE_NODE: Node 3 received an update message from 0 at time 3.368805</text:p>
      <text:p text:style-name="P1">UPDATE_NODE: Node 3, changes were made to distance table </text:p>
      <text:p text:style-name="P1"><text:soft-page-break/>UPDATE_NODE: Node 3, The distance table at the end of the update, </text:p>
      <text:p text:style-name="P1">Node 3 Distance table </text:p>
      <text:p text:style-name="P1">VIA<text:tab/>TO</text:p>
      <text:p text:style-name="P1"><text:tab/>0<text:tab/>1<text:tab/>2<text:tab/>3</text:p>
      <text:p text:style-name="P1">0<text:tab/>7<text:tab/>8<text:tab/>9<text:tab/>12</text:p>
      <text:p text:style-name="P1">1<text:tab/>999<text:tab/>999<text:tab/>999<text:tab/>999</text:p>
      <text:p text:style-name="P1">2<text:tab/>5<text:tab/>3<text:tab/>2<text:tab/>4</text:p>
      <text:p text:style-name="P1">3<text:tab/>7<text:tab/>999<text:tab/>2<text:tab/>0</text:p>
      <text:p text:style-name="P1">UPDATE_NODE: Node 3, The minimum path values at the end of the update, </text:p>
      <text:p text:style-name="P1">TO<text:tab/>0<text:tab/>1<text:tab/>2<text:tab/>3<text:tab/></text:p>
      <text:p text:style-name="P1"><text:tab/>5<text:tab/>3<text:tab/>2<text:tab/>0</text:p>
      <text:p text:style-name="P1">MAIN: rcv event, t=3.630, at 0 src: 3, dest: 0, contents: <text:s text:c="2"/>7 999 <text:s text:c="2"/>2 <text:s text:c="2"/>0</text:p>
      <text:p text:style-name="P1">UPDATE_NODE: Node 0 received an update message from 3 at time 3.629521</text:p>
      <text:p text:style-name="P1">UPDATE_NODE: Node 0, changes were made to distance table </text:p>
      <text:p text:style-name="P1">UPDATE_NODE: Node 0, The distance table at the end of the update, </text:p>
      <text:p text:style-name="P1">Node 0 Distance table </text:p>
      <text:p text:style-name="P1">VIA<text:tab/>TO</text:p>
      <text:p text:style-name="P1"><text:tab/>0<text:tab/>1<text:tab/>2<text:tab/>3</text:p>
      <text:p text:style-name="P1">0<text:tab/>0<text:tab/>1<text:tab/>3<text:tab/>7</text:p>
      <text:p text:style-name="P1">1<text:tab/>2<text:tab/>1<text:tab/>2<text:tab/>999</text:p>
      <text:p text:style-name="P1">2<text:tab/>6<text:tab/>4<text:tab/>3<text:tab/>5</text:p>
      <text:p text:style-name="P1">3<text:tab/>14<text:tab/>999<text:tab/>9<text:tab/>7</text:p>
      <text:p text:style-name="P1">UPDATE_NODE: Node 0, The minimum path values at the end of the update, </text:p>
      <text:p text:style-name="P1">TO<text:tab/>0<text:tab/>1<text:tab/>2<text:tab/>3<text:tab/></text:p>
      <text:p text:style-name="P1"><text:tab/>0<text:tab/>1<text:tab/>2<text:tab/>5</text:p>
      <text:p text:style-name="P1">MAIN: rcv event, t=3.856, at 0 src: 3, dest: 0, contents: <text:s text:c="2"/>7 <text:s text:c="2"/>8 <text:s text:c="2"/>2 <text:s text:c="2"/>0</text:p>
      <text:p text:style-name="P1">UPDATE_NODE: Node 0 received an update message from 3 at time 3.856298</text:p>
      <text:p text:style-name="P1">UPDATE_NODE: Node 0, changes were made to distance table </text:p>
      <text:p text:style-name="P1">UPDATE_NODE: Node 0, The distance table at the end of the update, </text:p>
      <text:p text:style-name="P1">Node 0 Distance table </text:p>
      <text:p text:style-name="P1">VIA<text:tab/>TO</text:p>
      <text:p text:style-name="P1"><text:tab/>0<text:tab/>1<text:tab/>2<text:tab/>3</text:p>
      <text:p text:style-name="P1">0<text:tab/>0<text:tab/>1<text:tab/>3<text:tab/>7</text:p>
      <text:p text:style-name="P1">1<text:tab/>2<text:tab/>1<text:tab/>2<text:tab/>999</text:p>
      <text:p text:style-name="P1">2<text:tab/>6<text:tab/>4<text:tab/>3<text:tab/>5</text:p>
      <text:p text:style-name="P1">3<text:tab/>14<text:tab/>15<text:tab/>9<text:tab/>7</text:p>
      <text:p text:style-name="P1">UPDATE_NODE: Node 0, The minimum path values at the end of the update, </text:p>
      <text:p text:style-name="P1">TO<text:tab/>0<text:tab/>1<text:tab/>2<text:tab/>3<text:tab/></text:p>
      <text:p text:style-name="P1"><text:tab/>0<text:tab/>1<text:tab/>2<text:tab/>5</text:p>
      <text:p text:style-name="P1">MAIN: rcv event, t=4.063, at 2 src: 0, dest: 2, contents: <text:s text:c="2"/>0 <text:s text:c="2"/>1 <text:s text:c="2"/>2 <text:s text:c="2"/>7</text:p>
      <text:p text:style-name="P1">UPDATE_NODE: Node 2 received an update message from 0 at time 4.063167</text:p>
      <text:p text:style-name="P1">UPDATE_NODE: Node 2, changes were made to distance table </text:p>
      <text:p text:style-name="P1">UPDATE_NODE: Node 2, The distance table at the end of the update, </text:p>
      <text:p text:style-name="P1">Node 2 Distance table </text:p>
      <text:p text:style-name="P1">VIA<text:tab/>TO</text:p>
      <text:p text:style-name="P1"><text:tab/>0<text:tab/>1<text:tab/>2<text:tab/>3</text:p>
      <text:p text:style-name="P1">0<text:tab/>3<text:tab/>4<text:tab/>5<text:tab/>10</text:p>
      <text:p text:style-name="P1">1<text:tab/>2<text:tab/>1<text:tab/>2<text:tab/>999</text:p>
      <text:p text:style-name="P1">2<text:tab/>3<text:tab/>1<text:tab/>0<text:tab/>2</text:p>
      <text:p text:style-name="P1"><text:soft-page-break/>3<text:tab/>9<text:tab/>10<text:tab/>4<text:tab/>2</text:p>
      <text:p text:style-name="P1">UPDATE_NODE: Node 2, The minimum path values at the end of the update, </text:p>
      <text:p text:style-name="P1">TO<text:tab/>0<text:tab/>1<text:tab/>2<text:tab/>3<text:tab/></text:p>
      <text:p text:style-name="P1"><text:tab/>2<text:tab/>1<text:tab/>0<text:tab/>2</text:p>
      <text:p text:style-name="P1">MAIN: rcv event, t=4.169, at 2 src: 3, dest: 2, contents: <text:s text:c="2"/>5 <text:s text:c="2"/>3 <text:s text:c="2"/>2 <text:s text:c="2"/>0</text:p>
      <text:p text:style-name="P1">UPDATE_NODE: Node 2 received an update message from 3 at time 4.169482</text:p>
      <text:p text:style-name="P1">UPDATE_NODE: Node 2, changes were made to distance table </text:p>
      <text:p text:style-name="P1">UPDATE_NODE: Node 2, The distance table at the end of the update, </text:p>
      <text:p text:style-name="P1">Node 2 Distance table </text:p>
      <text:p text:style-name="P1">VIA<text:tab/>TO</text:p>
      <text:p text:style-name="P1"><text:tab/>0<text:tab/>1<text:tab/>2<text:tab/>3</text:p>
      <text:p text:style-name="P1">0<text:tab/>3<text:tab/>4<text:tab/>5<text:tab/>10</text:p>
      <text:p text:style-name="P1">1<text:tab/>2<text:tab/>1<text:tab/>2<text:tab/>999</text:p>
      <text:p text:style-name="P1">2<text:tab/>3<text:tab/>1<text:tab/>0<text:tab/>2</text:p>
      <text:p text:style-name="P1">3<text:tab/>7<text:tab/>5<text:tab/>4<text:tab/>2</text:p>
      <text:p text:style-name="P1">UPDATE_NODE: Node 2, The minimum path values at the end of the update, </text:p>
      <text:p text:style-name="P1">TO<text:tab/>0<text:tab/>1<text:tab/>2<text:tab/>3<text:tab/></text:p>
      <text:p text:style-name="P1"><text:tab/>2<text:tab/>1<text:tab/>0<text:tab/>2</text:p>
      <text:p text:style-name="P1">MAIN: rcv event, t=4.739, at 0 src: 3, dest: 0, contents: <text:s text:c="2"/>5 <text:s text:c="2"/>3 <text:s text:c="2"/>2 <text:s text:c="2"/>0</text:p>
      <text:p text:style-name="P1">UPDATE_NODE: Node 0 received an update message from 3 at time 4.738627</text:p>
      <text:p text:style-name="P1">UPDATE_NODE: Node 0, changes were made to distance table </text:p>
      <text:p text:style-name="P1">UPDATE_NODE: Node 0, The distance table at the end of the update, </text:p>
      <text:p text:style-name="P1">Node 0 Distance table </text:p>
      <text:p text:style-name="P1">VIA<text:tab/>TO</text:p>
      <text:p text:style-name="P1"><text:tab/>0<text:tab/>1<text:tab/>2<text:tab/>3</text:p>
      <text:p text:style-name="P1">0<text:tab/>0<text:tab/>1<text:tab/>3<text:tab/>7</text:p>
      <text:p text:style-name="P1">1<text:tab/>2<text:tab/>1<text:tab/>2<text:tab/>999</text:p>
      <text:p text:style-name="P1">2<text:tab/>6<text:tab/>4<text:tab/>3<text:tab/>5</text:p>
      <text:p text:style-name="P1">3<text:tab/>12<text:tab/>10<text:tab/>9<text:tab/>7</text:p>
      <text:p text:style-name="P1">UPDATE_NODE: Node 0, The minimum path values at the end of the update, </text:p>
      <text:p text:style-name="P1">TO<text:tab/>0<text:tab/>1<text:tab/>2<text:tab/>3<text:tab/></text:p>
      <text:p text:style-name="P1"><text:tab/>0<text:tab/>1<text:tab/>2<text:tab/>5</text:p>
      <text:p text:style-name="P1">MAIN: rcv event, t=5.117, at 1 src: 0, dest: 1, contents: <text:s text:c="2"/>0 <text:s text:c="2"/>1 <text:s text:c="2"/>2 <text:s text:c="2"/>7</text:p>
      <text:p text:style-name="P1">UPDATE_NODE: Node 1 received an update message from 0 at time 5.117172</text:p>
      <text:p text:style-name="P1">UPDATE_NODE: Node 1, changes were made to distance table </text:p>
      <text:p text:style-name="P1">UPDATE_NODE: Node 1, The distance table at the end of the update, </text:p>
      <text:p text:style-name="P1">Node 1 Distance table </text:p>
      <text:p text:style-name="P1">VIA<text:tab/>TO</text:p>
      <text:p text:style-name="P1"><text:tab/>0<text:tab/>1<text:tab/>2<text:tab/>3</text:p>
      <text:p text:style-name="P1">0<text:tab/>1<text:tab/>2<text:tab/>3<text:tab/>8</text:p>
      <text:p text:style-name="P1">1<text:tab/>1<text:tab/>0<text:tab/>1<text:tab/>999</text:p>
      <text:p text:style-name="P1">2<text:tab/>4<text:tab/>2<text:tab/>1<text:tab/>3</text:p>
      <text:p text:style-name="P1">3<text:tab/>999<text:tab/>999<text:tab/>999<text:tab/>999</text:p>
      <text:p text:style-name="P1">UPDATE_NODE: Node 1, The minimum path values at the end of the update, </text:p>
      <text:p text:style-name="P1">TO<text:tab/>0<text:tab/>1<text:tab/>2<text:tab/>3<text:tab/></text:p>
      <text:p text:style-name="P1"><text:tab/>1<text:tab/>0<text:tab/>1<text:tab/>3</text:p>
      <text:p text:style-name="P1">MAIN: rcv event, t=5.151, at 3 src: 2, dest: 3, contents: <text:s text:c="2"/>2 <text:s text:c="2"/>1 <text:s text:c="2"/>0 <text:s text:c="2"/>2</text:p>
      <text:p text:style-name="P1">UPDATE_NODE: Node 3 received an update message from 2 at time 5.150731</text:p>
      <text:p text:style-name="P1">UPDATE_NODE: Node 3, changes were made to distance table </text:p>
      <text:p text:style-name="P1"><text:soft-page-break/>UPDATE_NODE: Node 3, There is a new minimum path to a node,sending new miniumum path data to our neighbors </text:p>
      <text:p text:style-name="P1">Node 3 Distance table </text:p>
      <text:p text:style-name="P1">VIA<text:tab/>TO</text:p>
      <text:p text:style-name="P1"><text:tab/>0<text:tab/>1<text:tab/>2<text:tab/>3</text:p>
      <text:p text:style-name="P1">0<text:tab/>7<text:tab/>8<text:tab/>9<text:tab/>12</text:p>
      <text:p text:style-name="P1">1<text:tab/>999<text:tab/>999<text:tab/>999<text:tab/>999</text:p>
      <text:p text:style-name="P1">2<text:tab/>4<text:tab/>3<text:tab/>2<text:tab/>4</text:p>
      <text:p text:style-name="P1">3<text:tab/>7<text:tab/>999<text:tab/>2<text:tab/>0</text:p>
      <text:p text:style-name="P1">Node 3 min costs </text:p>
      <text:p text:style-name="P1">TO<text:tab/>0<text:tab/>1<text:tab/>2<text:tab/>3<text:tab/></text:p>
      <text:p text:style-name="P1"><text:tab/>4<text:tab/>3<text:tab/>2<text:tab/>0</text:p>
      <text:p text:style-name="P1">UPDATE_NODE: Node 3, The distance table at the end of the update, </text:p>
      <text:p text:style-name="P1">Node 3 Distance table </text:p>
      <text:p text:style-name="P1">VIA<text:tab/>TO</text:p>
      <text:p text:style-name="P1"><text:tab/>0<text:tab/>1<text:tab/>2<text:tab/>3</text:p>
      <text:p text:style-name="P1">0<text:tab/>7<text:tab/>8<text:tab/>9<text:tab/>12</text:p>
      <text:p text:style-name="P1">1<text:tab/>999<text:tab/>999<text:tab/>999<text:tab/>999</text:p>
      <text:p text:style-name="P1">2<text:tab/>4<text:tab/>3<text:tab/>2<text:tab/>4</text:p>
      <text:p text:style-name="P1">3<text:tab/>7<text:tab/>999<text:tab/>2<text:tab/>0</text:p>
      <text:p text:style-name="P1">UPDATE_NODE: Node 3, The minimum path values at the end of the update, </text:p>
      <text:p text:style-name="P1">TO<text:tab/>0<text:tab/>1<text:tab/>2<text:tab/>3<text:tab/></text:p>
      <text:p text:style-name="P1"><text:tab/>4<text:tab/>3<text:tab/>2<text:tab/>0</text:p>
      <text:p text:style-name="P1">MAIN: rcv event, t=5.597, at 0 src: 1, dest: 0, contents: <text:s text:c="2"/>1 <text:s text:c="2"/>0 <text:s text:c="2"/>1 <text:s text:c="2"/>8</text:p>
      <text:p text:style-name="P1">UPDATE_NODE: Node 0 received an update message from 1 at time 5.597161</text:p>
      <text:p text:style-name="P1">UPDATE_NODE: Node 0, changes were made to distance table </text:p>
      <text:p text:style-name="P1">UPDATE_NODE: Node 0, The distance table at the end of the update, </text:p>
      <text:p text:style-name="P1">Node 0 Distance table </text:p>
      <text:p text:style-name="P1">VIA<text:tab/>TO</text:p>
      <text:p text:style-name="P1"><text:tab/>0<text:tab/>1<text:tab/>2<text:tab/>3</text:p>
      <text:p text:style-name="P1">0<text:tab/>0<text:tab/>1<text:tab/>3<text:tab/>7</text:p>
      <text:p text:style-name="P1">1<text:tab/>2<text:tab/>1<text:tab/>2<text:tab/>9</text:p>
      <text:p text:style-name="P1">2<text:tab/>6<text:tab/>4<text:tab/>3<text:tab/>5</text:p>
      <text:p text:style-name="P1">3<text:tab/>12<text:tab/>10<text:tab/>9<text:tab/>7</text:p>
      <text:p text:style-name="P1">UPDATE_NODE: Node 0, The minimum path values at the end of the update, </text:p>
      <text:p text:style-name="P1">TO<text:tab/>0<text:tab/>1<text:tab/>2<text:tab/>3<text:tab/></text:p>
      <text:p text:style-name="P1"><text:tab/>0<text:tab/>1<text:tab/>2<text:tab/>5</text:p>
      <text:p text:style-name="P1">MAIN: rcv event, t=6.042, at 2 src: 1, dest: 2, contents: <text:s text:c="2"/>1 <text:s text:c="2"/>0 <text:s text:c="2"/>1 <text:s text:c="2"/>8</text:p>
      <text:p text:style-name="P1">UPDATE_NODE: Node 2 received an update message from 1 at time 6.042466</text:p>
      <text:p text:style-name="P1">UPDATE_NODE: Node 2, changes were made to distance table </text:p>
      <text:p text:style-name="P1">UPDATE_NODE: Node 2, The distance table at the end of the update, </text:p>
      <text:p text:style-name="P1">Node 2 Distance table </text:p>
      <text:p text:style-name="P1">VIA<text:tab/>TO</text:p>
      <text:p text:style-name="P1"><text:tab/>0<text:tab/>1<text:tab/>2<text:tab/>3</text:p>
      <text:p text:style-name="P1">0<text:tab/>3<text:tab/>4<text:tab/>5<text:tab/>10</text:p>
      <text:p text:style-name="P1">1<text:tab/>2<text:tab/>1<text:tab/>2<text:tab/>9</text:p>
      <text:p text:style-name="P1">2<text:tab/>3<text:tab/>1<text:tab/>0<text:tab/>2</text:p>
      <text:p text:style-name="P1">3<text:tab/>7<text:tab/>5<text:tab/>4<text:tab/>2</text:p>
      <text:p text:style-name="P1">UPDATE_NODE: Node 2, The minimum path values at the end of the update, </text:p>
      <text:p text:style-name="P1"><text:soft-page-break/>TO<text:tab/>0<text:tab/>1<text:tab/>2<text:tab/>3<text:tab/></text:p>
      <text:p text:style-name="P1"><text:tab/>2<text:tab/>1<text:tab/>0<text:tab/>2</text:p>
      <text:p text:style-name="P1">MAIN: rcv event, t=6.067, at 1 src: 0, dest: 1, contents: <text:s text:c="2"/>0 <text:s text:c="2"/>1 <text:s text:c="2"/>2 <text:s text:c="2"/>5</text:p>
      <text:p text:style-name="P1">UPDATE_NODE: Node 1 received an update message from 0 at time 6.066556</text:p>
      <text:p text:style-name="P1">UPDATE_NODE: Node 1, changes were made to distance table </text:p>
      <text:p text:style-name="P1">UPDATE_NODE: Node 1, The distance table at the end of the update, </text:p>
      <text:p text:style-name="P1">Node 1 Distance table </text:p>
      <text:p text:style-name="P1">VIA<text:tab/>TO</text:p>
      <text:p text:style-name="P1"><text:tab/>0<text:tab/>1<text:tab/>2<text:tab/>3</text:p>
      <text:p text:style-name="P1">0<text:tab/>1<text:tab/>2<text:tab/>3<text:tab/>6</text:p>
      <text:p text:style-name="P1">1<text:tab/>1<text:tab/>0<text:tab/>1<text:tab/>999</text:p>
      <text:p text:style-name="P1">2<text:tab/>4<text:tab/>2<text:tab/>1<text:tab/>3</text:p>
      <text:p text:style-name="P1">3<text:tab/>999<text:tab/>999<text:tab/>999<text:tab/>999</text:p>
      <text:p text:style-name="P1">UPDATE_NODE: Node 1, The minimum path values at the end of the update, </text:p>
      <text:p text:style-name="P1">TO<text:tab/>0<text:tab/>1<text:tab/>2<text:tab/>3<text:tab/></text:p>
      <text:p text:style-name="P1"><text:tab/>1<text:tab/>0<text:tab/>1<text:tab/>3</text:p>
      <text:p text:style-name="P1">MAIN: rcv event, t=6.715, at 0 src: 2, dest: 0, contents: <text:s text:c="2"/>2 <text:s text:c="2"/>1 <text:s text:c="2"/>0 <text:s text:c="2"/>2</text:p>
      <text:p text:style-name="P1">UPDATE_NODE: Node 0 received an update message from 2 at time 6.714861</text:p>
      <text:p text:style-name="P1">UPDATE_NODE: Node 0, changes were made to distance table </text:p>
      <text:p text:style-name="P1">UPDATE_NODE: Node 0, The distance table at the end of the update, </text:p>
      <text:p text:style-name="P1">Node 0 Distance table </text:p>
      <text:p text:style-name="P1">VIA<text:tab/>TO</text:p>
      <text:p text:style-name="P1"><text:tab/>0<text:tab/>1<text:tab/>2<text:tab/>3</text:p>
      <text:p text:style-name="P1">0<text:tab/>0<text:tab/>1<text:tab/>3<text:tab/>7</text:p>
      <text:p text:style-name="P1">1<text:tab/>2<text:tab/>1<text:tab/>2<text:tab/>9</text:p>
      <text:p text:style-name="P1">2<text:tab/>5<text:tab/>4<text:tab/>3<text:tab/>5</text:p>
      <text:p text:style-name="P1">3<text:tab/>12<text:tab/>10<text:tab/>9<text:tab/>7</text:p>
      <text:p text:style-name="P1">UPDATE_NODE: Node 0, The minimum path values at the end of the update, </text:p>
      <text:p text:style-name="P1">TO<text:tab/>0<text:tab/>1<text:tab/>2<text:tab/>3<text:tab/></text:p>
      <text:p text:style-name="P1"><text:tab/>0<text:tab/>1<text:tab/>2<text:tab/>5</text:p>
      <text:p text:style-name="P1">MAIN: rcv event, t=6.778, at 1 src: 2, dest: 1, contents: <text:s text:c="2"/>2 <text:s text:c="2"/>1 <text:s text:c="2"/>0 <text:s text:c="2"/>2</text:p>
      <text:p text:style-name="P1">UPDATE_NODE: Node 1 received an update message from 2 at time 6.778254</text:p>
      <text:p text:style-name="P1">UPDATE_NODE: Node 1, changes were made to distance table </text:p>
      <text:p text:style-name="P1">UPDATE_NODE: Node 1, The distance table at the end of the update, </text:p>
      <text:p text:style-name="P1">Node 1 Distance table </text:p>
      <text:p text:style-name="P1">VIA<text:tab/>TO</text:p>
      <text:p text:style-name="P1"><text:tab/>0<text:tab/>1<text:tab/>2<text:tab/>3</text:p>
      <text:p text:style-name="P1">0<text:tab/>1<text:tab/>2<text:tab/>3<text:tab/>6</text:p>
      <text:p text:style-name="P1">1<text:tab/>1<text:tab/>0<text:tab/>1<text:tab/>999</text:p>
      <text:p text:style-name="P1">2<text:tab/>3<text:tab/>2<text:tab/>1<text:tab/>3</text:p>
      <text:p text:style-name="P1">3<text:tab/>999<text:tab/>999<text:tab/>999<text:tab/>999</text:p>
      <text:p text:style-name="P1">UPDATE_NODE: Node 1, The minimum path values at the end of the update, </text:p>
      <text:p text:style-name="P1">TO<text:tab/>0<text:tab/>1<text:tab/>2<text:tab/>3<text:tab/></text:p>
      <text:p text:style-name="P1"><text:tab/>1<text:tab/>0<text:tab/>1<text:tab/>3</text:p>
      <text:p text:style-name="P1">MAIN: rcv event, t=7.099, at 0 src: 1, dest: 0, contents: <text:s text:c="2"/>1 <text:s text:c="2"/>0 <text:s text:c="2"/>1 <text:s text:c="2"/>3</text:p>
      <text:p text:style-name="P1">UPDATE_NODE: Node 0 received an update message from 1 at time 7.099360</text:p>
      <text:p text:style-name="P1">UPDATE_NODE: Node 0, changes were made to distance table </text:p>
      <text:p text:style-name="P1">UPDATE_NODE: Node 0, There is a new minimum path to a node,sending new miniumum path data to our neighbors </text:p>
      <text:p text:style-name="P1"><text:soft-page-break/>Node 0 Distance table </text:p>
      <text:p text:style-name="P1">VIA<text:tab/>TO</text:p>
      <text:p text:style-name="P1"><text:tab/>0<text:tab/>1<text:tab/>2<text:tab/>3</text:p>
      <text:p text:style-name="P1">0<text:tab/>0<text:tab/>1<text:tab/>3<text:tab/>7</text:p>
      <text:p text:style-name="P1">1<text:tab/>2<text:tab/>1<text:tab/>2<text:tab/>4</text:p>
      <text:p text:style-name="P1">2<text:tab/>5<text:tab/>4<text:tab/>3<text:tab/>5</text:p>
      <text:p text:style-name="P1">3<text:tab/>12<text:tab/>10<text:tab/>9<text:tab/>7</text:p>
      <text:p text:style-name="P1">Node 0 min costs </text:p>
      <text:p text:style-name="P1">TO<text:tab/>0<text:tab/>1<text:tab/>2<text:tab/>3<text:tab/></text:p>
      <text:p text:style-name="P1"><text:tab/>0<text:tab/>1<text:tab/>2<text:tab/>4</text:p>
      <text:p text:style-name="P1">UPDATE_NODE: Node 0, The distance table at the end of the update, </text:p>
      <text:p text:style-name="P1">Node 0 Distance table </text:p>
      <text:p text:style-name="P1">VIA<text:tab/>TO</text:p>
      <text:p text:style-name="P1"><text:tab/>0<text:tab/>1<text:tab/>2<text:tab/>3</text:p>
      <text:p text:style-name="P1">0<text:tab/>0<text:tab/>1<text:tab/>3<text:tab/>7</text:p>
      <text:p text:style-name="P1">1<text:tab/>2<text:tab/>1<text:tab/>2<text:tab/>4</text:p>
      <text:p text:style-name="P1">2<text:tab/>5<text:tab/>4<text:tab/>3<text:tab/>5</text:p>
      <text:p text:style-name="P1">3<text:tab/>12<text:tab/>10<text:tab/>9<text:tab/>7</text:p>
      <text:p text:style-name="P1">UPDATE_NODE: Node 0, The minimum path values at the end of the update, </text:p>
      <text:p text:style-name="P1">TO<text:tab/>0<text:tab/>1<text:tab/>2<text:tab/>3<text:tab/></text:p>
      <text:p text:style-name="P1"><text:tab/>0<text:tab/>1<text:tab/>2<text:tab/>4</text:p>
      <text:p text:style-name="P1">MAIN: rcv event, t=7.220, at 2 src: 0, dest: 2, contents: <text:s text:c="2"/>0 <text:s text:c="2"/>1 <text:s text:c="2"/>2 <text:s text:c="2"/>5</text:p>
      <text:p text:style-name="P1">UPDATE_NODE: Node 2 received an update message from 0 at time 7.219891</text:p>
      <text:p text:style-name="P1">UPDATE_NODE: Node 2, changes were made to distance table </text:p>
      <text:p text:style-name="P1">UPDATE_NODE: Node 2, The distance table at the end of the update, </text:p>
      <text:p text:style-name="P1">Node 2 Distance table </text:p>
      <text:p text:style-name="P1">VIA<text:tab/>TO</text:p>
      <text:p text:style-name="P1"><text:tab/>0<text:tab/>1<text:tab/>2<text:tab/>3</text:p>
      <text:p text:style-name="P1">0<text:tab/>3<text:tab/>4<text:tab/>5<text:tab/>8</text:p>
      <text:p text:style-name="P1">1<text:tab/>2<text:tab/>1<text:tab/>2<text:tab/>9</text:p>
      <text:p text:style-name="P1">2<text:tab/>3<text:tab/>1<text:tab/>0<text:tab/>2</text:p>
      <text:p text:style-name="P1">3<text:tab/>7<text:tab/>5<text:tab/>4<text:tab/>2</text:p>
      <text:p text:style-name="P1">UPDATE_NODE: Node 2, The minimum path values at the end of the update, </text:p>
      <text:p text:style-name="P1">TO<text:tab/>0<text:tab/>1<text:tab/>2<text:tab/>3<text:tab/></text:p>
      <text:p text:style-name="P1"><text:tab/>2<text:tab/>1<text:tab/>0<text:tab/>2</text:p>
      <text:p text:style-name="P1">MAIN: rcv event, t=7.274, at 3 src: 0, dest: 3, contents: <text:s text:c="2"/>0 <text:s text:c="2"/>1 <text:s text:c="2"/>2 <text:s text:c="2"/>4</text:p>
      <text:p text:style-name="P1">UPDATE_NODE: Node 3 received an update message from 0 at time 7.273565</text:p>
      <text:p text:style-name="P1">UPDATE_NODE: Node 3, changes were made to distance table </text:p>
      <text:p text:style-name="P2">UPDATE_NODE: Node 3, The distance table at the end of the update, </text:p>
      <text:p text:style-name="P2">Node 3 Distance table </text:p>
      <text:p text:style-name="P2">VIA<text:tab/>TO</text:p>
      <text:p text:style-name="P2"><text:tab/>0<text:tab/>1<text:tab/>2<text:tab/>3</text:p>
      <text:p text:style-name="P2">0<text:tab/>7<text:tab/>8<text:tab/>9<text:tab/>11</text:p>
      <text:p text:style-name="P2">1<text:tab/>999<text:tab/>999<text:tab/>999<text:tab/>999</text:p>
      <text:p text:style-name="P2">2<text:tab/>4<text:tab/>3<text:tab/>2<text:tab/>4</text:p>
      <text:p text:style-name="P2">3<text:tab/>7<text:tab/>999<text:tab/>2<text:tab/>0</text:p>
      <text:p text:style-name="P2">UPDATE_NODE: Node 3, The minimum path values at the end of the update, </text:p>
      <text:p text:style-name="P2">TO<text:tab/>0<text:tab/>1<text:tab/>2<text:tab/>3<text:tab/></text:p>
      <text:p text:style-name="P2"><text:tab/>4<text:tab/>3<text:tab/>2<text:tab/>0</text:p>
      <text:p text:style-name="P1"><text:soft-page-break/>MAIN: rcv event, t=7.636, at 1 src: 0, dest: 1, contents: <text:s text:c="2"/>0 <text:s text:c="2"/>1 <text:s text:c="2"/>2 <text:s text:c="2"/>4</text:p>
      <text:p text:style-name="P1">UPDATE_NODE: Node 1 received an update message from 0 at time 7.635560</text:p>
      <text:p text:style-name="P1">UPDATE_NODE: Node 1, changes were made to distance table </text:p>
      <text:p text:style-name="P2">UPDATE_NODE: Node 1, The distance table at the end of the update, </text:p>
      <text:p text:style-name="P2">Node 1 Distance table </text:p>
      <text:p text:style-name="P2">VIA<text:tab/>TO</text:p>
      <text:p text:style-name="P2"><text:tab/>0<text:tab/>1<text:tab/>2<text:tab/>3</text:p>
      <text:p text:style-name="P2">0<text:tab/>1<text:tab/>2<text:tab/>3<text:tab/>5</text:p>
      <text:p text:style-name="P2">1<text:tab/>1<text:tab/>0<text:tab/>1<text:tab/>999</text:p>
      <text:p text:style-name="P2">2<text:tab/>3<text:tab/>2<text:tab/>1<text:tab/>3</text:p>
      <text:p text:style-name="P2">3<text:tab/>999<text:tab/>999<text:tab/>999<text:tab/>999</text:p>
      <text:p text:style-name="P2">UPDATE_NODE: Node 1, The minimum path values at the end of the update, </text:p>
      <text:p text:style-name="P2">TO<text:tab/>0<text:tab/>1<text:tab/>2<text:tab/>3<text:tab/></text:p>
      <text:p text:style-name="P2"><text:tab/>1<text:tab/>0<text:tab/>1<text:tab/>3</text:p>
      <text:p text:style-name="P1">MAIN: rcv event, t=7.780, at 0 src: 3, dest: 0, contents: <text:s text:c="2"/>4 <text:s text:c="2"/>3 <text:s text:c="2"/>2 <text:s text:c="2"/>0</text:p>
      <text:p text:style-name="P1">UPDATE_NODE: Node 0 received an update message from 3 at time 7.780160</text:p>
      <text:p text:style-name="P1">UPDATE_NODE: Node 0, changes were made to distance table </text:p>
      <text:p text:style-name="P2">UPDATE_NODE: Node 0, The distance table at the end of the update, </text:p>
      <text:p text:style-name="P2">Node 0 Distance table </text:p>
      <text:p text:style-name="P2">VIA<text:tab/>TO</text:p>
      <text:p text:style-name="P2"><text:tab/>0<text:tab/>1<text:tab/>2<text:tab/>3</text:p>
      <text:p text:style-name="P2">0<text:tab/>0<text:tab/>1<text:tab/>3<text:tab/>7</text:p>
      <text:p text:style-name="P2">1<text:tab/>2<text:tab/>1<text:tab/>2<text:tab/>4</text:p>
      <text:p text:style-name="P2">2<text:tab/>5<text:tab/>4<text:tab/>3<text:tab/>5</text:p>
      <text:p text:style-name="P2">3<text:tab/>11<text:tab/>10<text:tab/>9<text:tab/>7</text:p>
      <text:p text:style-name="P2">UPDATE_NODE: Node 0, The minimum path values at the end of the update, </text:p>
      <text:p text:style-name="P2">TO<text:tab/>0<text:tab/>1<text:tab/>2<text:tab/>3<text:tab/></text:p>
      <text:p text:style-name="P2"><text:tab/>0<text:tab/>1<text:tab/>2<text:tab/>4</text:p>
      <text:p text:style-name="P1">MAIN: rcv event, t=8.699, at 2 src: 1, dest: 2, contents: <text:s text:c="2"/>1 <text:s text:c="2"/>0 <text:s text:c="2"/>1 <text:s text:c="2"/>3</text:p>
      <text:p text:style-name="P1">UPDATE_NODE: Node 2 received an update message from 1 at time 8.698679</text:p>
      <text:p text:style-name="P1">UPDATE_NODE: Node 2, changes were made to distance table </text:p>
      <text:p text:style-name="P1">UPDATE_NODE: Node 2, The distance table at the end of the update, </text:p>
      <text:p text:style-name="P1">Node 2 Distance table </text:p>
      <text:p text:style-name="P1">VIA<text:tab/>TO</text:p>
      <text:p text:style-name="P1"><text:tab/>0<text:tab/>1<text:tab/>2<text:tab/>3</text:p>
      <text:p text:style-name="P1">0<text:tab/>3<text:tab/>4<text:tab/>5<text:tab/>8</text:p>
      <text:p text:style-name="P1">1<text:tab/>2<text:tab/>1<text:tab/>2<text:tab/>4</text:p>
      <text:p text:style-name="P1">2<text:tab/>3<text:tab/>1<text:tab/>0<text:tab/>2</text:p>
      <text:p text:style-name="P1">3<text:tab/>7<text:tab/>5<text:tab/>4<text:tab/>2</text:p>
      <text:p text:style-name="P1">UPDATE_NODE: Node 2, The minimum path values at the end of the update, </text:p>
      <text:p text:style-name="P1">TO<text:tab/>0<text:tab/>1<text:tab/>2<text:tab/>3<text:tab/></text:p>
      <text:p text:style-name="P1"><text:tab/>2<text:tab/>1<text:tab/>0<text:tab/>2</text:p>
      <text:p text:style-name="P1">MAIN: rcv event, t=9.002, at 2 src: 3, dest: 2, contents: <text:s text:c="2"/>4 <text:s text:c="2"/>3 <text:s text:c="2"/>2 <text:s text:c="2"/>0</text:p>
      <text:p text:style-name="P1">UPDATE_NODE: Node 2 received an update message from 3 at time 9.002310</text:p>
      <text:p text:style-name="P1">UPDATE_NODE: Node 2, changes were made to distance table </text:p>
      <text:p text:style-name="P1">UPDATE_NODE: Node 2, The distance table at the end of the update, </text:p>
      <text:p text:style-name="P1">Node 2 Distance table </text:p>
      <text:p text:style-name="P1">VIA<text:tab/>TO</text:p>
      <text:p text:style-name="P1"><text:tab/>0<text:tab/>1<text:tab/>2<text:tab/>3</text:p>
      <text:p text:style-name="P1"><text:soft-page-break/>0<text:tab/>3<text:tab/>4<text:tab/>5<text:tab/>8</text:p>
      <text:p text:style-name="P1">1<text:tab/>2<text:tab/>1<text:tab/>2<text:tab/>4</text:p>
      <text:p text:style-name="P1">2<text:tab/>3<text:tab/>1<text:tab/>0<text:tab/>2</text:p>
      <text:p text:style-name="P1">3<text:tab/>6<text:tab/>5<text:tab/>4<text:tab/>2</text:p>
      <text:p text:style-name="P1">UPDATE_NODE: Node 2, The minimum path values at the end of the update, </text:p>
      <text:p text:style-name="P1">TO<text:tab/>0<text:tab/>1<text:tab/>2<text:tab/>3<text:tab/></text:p>
      <text:p text:style-name="P1"><text:tab/>2<text:tab/>1<text:tab/>0<text:tab/>2</text:p>
      <text:p text:style-name="P1">MAIN: rcv event, t=10.019, at 2 src: 0, dest: 2, contents: <text:s text:c="2"/>0 <text:s text:c="2"/>1 <text:s text:c="2"/>2 <text:s text:c="2"/>4</text:p>
      <text:p text:style-name="P1">UPDATE_NODE: Node 2 received an update message from 0 at time 10.019377</text:p>
      <text:p text:style-name="P1">UPDATE_NODE: Node 2, changes were made to distance table </text:p>
      <text:p text:style-name="P2">UPDATE_NODE: Node 2, The distance table at the end of the update, </text:p>
      <text:p text:style-name="P2">Node 2 Distance table </text:p>
      <text:p text:style-name="P2">VIA<text:tab/>TO</text:p>
      <text:p text:style-name="P2"><text:tab/>0<text:tab/>1<text:tab/>2<text:tab/>3</text:p>
      <text:p text:style-name="P2">0<text:tab/>3<text:tab/>4<text:tab/>5<text:tab/>7</text:p>
      <text:p text:style-name="P2">1<text:tab/>2<text:tab/>1<text:tab/>2<text:tab/>4</text:p>
      <text:p text:style-name="P2">2<text:tab/>3<text:tab/>1<text:tab/>0<text:tab/>2</text:p>
      <text:p text:style-name="P2">3<text:tab/>6<text:tab/>5<text:tab/>4<text:tab/>2</text:p>
      <text:p text:style-name="P2">UPDATE_NODE: Node 2, The minimum path values at the end of the update, </text:p>
      <text:p text:style-name="P2">TO<text:tab/>0<text:tab/>1<text:tab/>2<text:tab/>3<text:tab/></text:p>
      <text:p text:style-name="P2"><text:tab/>2<text:tab/>1<text:tab/>0<text:tab/>2</text:p>
      <text:p text:style-name="P1">MAIN: rcv event, t=10000.000, at -1MAIN: rcv event, t=20000.000, at 0</text:p>
      <text:p text:style-name="P1">Simulator terminated at t=20000.000000, no packets in mediu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 Fallback" style:font-size-asian="14pt" style:font-name-complex="Droid Sans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5T14:36:57.128244574</meta:creation-date>
    <dc:date>2013-10-15T14:41:22.519039165</dc:date>
    <meta:editing-duration>P0D</meta:editing-duration>
    <meta:editing-cycles>1</meta:editing-cycles>
    <meta:document-statistic meta:table-count="0" meta:image-count="0" meta:object-count="0" meta:page-count="12" meta:paragraph-count="553" meta:word-count="3806" meta:character-count="16340" meta:non-whitespace-character-count="12557"/>
    <meta:generator>LibreOffice/4.1.2.3$Linux_X86_64 LibreOffice_project/410m0$Build-3</meta:generator>
  </office:meta>
</office:document-meta>
</file>